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cm" fo:min-width="0cm"/>
    </style:style>
    <style:style style:name="gr8" style:family="graphic" style:parent-style-name="standard">
      <style:graphic-properties svg:stroke-color="#000000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dash" draw:stroke-dash="Fine_20_Dashed_20__28_var_29_" svg:stroke-color="#000000" draw:fill-color="#ffffff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paragraph-properties fo:text-align="center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>
      <style:paragraph-properties fo:text-align="center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2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>
      <style:paragraph-properties fo:text-align="center"/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text-align="center"/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family="'Times New Roman'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7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cc3300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5.2cm" svg:height="8.3cm" svg:x="1.1cm" svg:y="1.4cm">
          <text:p text:style-name="P1"><text:span text:style-name="T1"><text:s/></text:span><text:span text:style-name="T1">div или textarea <text:s/></text:span></text:p>
        </draw:rect>
        <draw:rect draw:style-name="gr2" draw:text-style-name="P3" draw:layer="layout" svg:width="3.5cm" svg:height="0.6cm" svg:x="2.3cm" svg:y="8.8cm">
          <text:p text:style-name="P2"><text:span text:style-name="T2">Сохранить</text:span></text:p>
        </draw:rect>
        <draw:rect draw:style-name="gr2" draw:text-style-name="P3" draw:layer="layout" svg:width="4cm" svg:height="0.6cm" svg:x="6.7cm" svg:y="8.8cm">
          <text:p text:style-name="P2"><text:span text:style-name="T2">Предв. просмотр</text:span></text:p>
        </draw:rect>
        <draw:rect draw:style-name="gr2" draw:text-style-name="P3" draw:layer="layout" svg:width="3.5cm" svg:height="0.6cm" svg:x="11.8cm" svg:y="8.8cm">
          <text:p text:style-name="P2"><text:span text:style-name="T2">Отмена</text:span></text:p>
        </draw:rect>
        <draw:frame draw:style-name="gr3" draw:text-style-name="P5" draw:layer="layout" svg:width="2.7cm" svg:height="0.81cm" svg:x="1.2cm" svg:y="1.5cm">
          <draw:text-box>
            <text:p text:style-name="P4"><text:span text:style-name="T3">Заголовок</text:span></text:p>
          </draw:text-box>
        </draw:frame>
        <draw:line draw:style-name="gr4" draw:text-style-name="P2" draw:layer="layout" svg:x1="1.5cm" svg:y1="8.5cm" svg:x2="15.9cm" svg:y2="8.5cm">
          <text:p/>
        </draw:line>
        <draw:line draw:style-name="gr4" draw:text-style-name="P2" draw:layer="layout" svg:x1="1.5cm" svg:y1="8.5cm" svg:x2="1.5cm" svg:y2="3.1cm">
          <text:p/>
        </draw:line>
        <draw:line draw:style-name="gr4" draw:text-style-name="P2" draw:layer="layout" svg:x1="15.9cm" svg:y1="8.5cm" svg:x2="15.918cm" svg:y2="3.1cm">
          <text:p/>
        </draw:line>
        <draw:line draw:style-name="gr4" draw:text-style-name="P2" draw:layer="layout" svg:x1="1.5cm" svg:y1="3.1cm" svg:x2="15.9cm" svg:y2="3.1cm">
          <text:p/>
        </draw:line>
        <draw:rect draw:style-name="gr5" draw:text-style-name="P2" draw:layer="layout" svg:width="12.2cm" svg:height="0.5cm" svg:x="3.7cm" svg:y="1.6cm">
          <text:p/>
        </draw:rect>
        <draw:rect draw:style-name="gr2" draw:text-style-name="P7" draw:layer="layout" svg:width="0.7cm" svg:height="0.6cm" svg:x="1.5cm" svg:y="2.3cm">
          <text:p text:style-name="P6"><text:span text:style-name="T4">Ж</text:span></text:p>
        </draw:rect>
        <draw:rect draw:style-name="gr2" draw:text-style-name="P9" draw:layer="layout" svg:width="0.7cm" svg:height="0.6cm" svg:x="2.4cm" svg:y="2.3cm">
          <text:p text:style-name="P8"><text:span text:style-name="T5">К</text:span></text:p>
        </draw:rect>
        <draw:rect draw:style-name="gr2" draw:text-style-name="P11" draw:layer="layout" svg:width="0.7cm" svg:height="0.6cm" svg:x="3.3cm" svg:y="2.3cm">
          <text:p text:style-name="P10"><text:span text:style-name="T6">П</text:span></text:p>
        </draw:rect>
        <draw:rect draw:style-name="gr2" draw:text-style-name="P7" draw:layer="layout" svg:width="0.7cm" svg:height="0.6cm" svg:x="4.9cm" svg:y="2.3cm">
          <text:p text:style-name="P6"><text:span text:style-name="T4">З1</text:span></text:p>
        </draw:rect>
        <draw:rect draw:style-name="gr2" draw:text-style-name="P7" draw:layer="layout" svg:width="0.7cm" svg:height="0.6cm" svg:x="5.8cm" svg:y="2.3cm">
          <text:p text:style-name="P6"><text:span text:style-name="T4">З2</text:span></text:p>
        </draw:rect>
        <draw:rect draw:style-name="gr2" draw:text-style-name="P7" draw:layer="layout" svg:width="0.7cm" svg:height="0.6cm" svg:x="6.7cm" svg:y="2.3cm">
          <text:p text:style-name="P6"><text:span text:style-name="T4">З3</text:span></text:p>
        </draw:rect>
        <draw:rect draw:style-name="gr2" draw:text-style-name="P7" draw:layer="layout" svg:width="1.6cm" svg:height="0.6cm" svg:x="8.4cm" svg:y="2.3cm">
          <text:p text:style-name="P6"><text:span text:style-name="T4">Рис.</text:span></text:p>
        </draw:rect>
        <draw:frame draw:style-name="gr6" draw:text-style-name="P13" draw:layer="layout" svg:width="0.7cm" svg:height="0.971cm" svg:x="10cm" svg:y="2.029cm">
          <draw:text-box>
            <text:p text:style-name="P12"><text:span text:style-name="T7">(</text:span></text:p>
          </draw:text-box>
        </draw:frame>
        <draw:rect draw:style-name="gr2" draw:text-style-name="P7" draw:layer="layout" svg:width="1.4cm" svg:height="0.6cm" svg:x="10.6cm" svg:y="2.3cm">
          <text:p/>
        </draw:rect>
        <draw:frame draw:style-name="gr6" draw:text-style-name="P15" draw:layer="layout" svg:width="0.6cm" svg:height="0.971cm" svg:x="12cm" svg:y="2.13cm">
          <draw:text-box>
            <text:p text:style-name="P14"><text:span text:style-name="T8">/</text:span></text:p>
          </draw:text-box>
        </draw:frame>
        <draw:frame draw:style-name="gr7" draw:text-style-name="P13" draw:layer="layout" svg:width="2.5cm" svg:height="0.971cm" svg:x="13.9cm" svg:y="2.03cm">
          <draw:text-box>
            <text:p text:style-name="P12"><text:span text:style-name="T7">)</text:span><text:span text:style-name="T9"> - прим. *</text:span><text:span text:style-name="T7"> </text:span></text:p>
          </draw:text-box>
        </draw:frame>
        <draw:rect draw:style-name="gr2" draw:text-style-name="P7" draw:layer="layout" svg:width="1.4cm" svg:height="0.6cm" svg:x="12.6cm" svg:y="2.3cm">
          <text:p/>
        </draw:rect>
        <draw:frame draw:style-name="gr3" draw:text-style-name="P17" draw:layer="layout" svg:width="2.7cm" svg:height="0.734cm" svg:x="0.867cm" svg:y="9.897cm">
          <draw:text-box>
            <text:p text:style-name="P16"><text:span text:style-name="T10">&lt;&lt; рис.1 &gt;&gt;</text:span></text:p>
          </draw:text-box>
        </draw:frame>
        <draw:rect draw:style-name="gr8" draw:text-style-name="P2" draw:layer="layout" svg:width="5.9cm" svg:height="0.5cm" svg:x="3.4cm" svg:y="10cm">
          <text:p/>
        </draw:rect>
        <draw:line draw:style-name="gr4" draw:text-style-name="P2" draw:layer="layout" svg:x1="8.8cm" svg:y1="10cm" svg:x2="8.8cm" svg:y2="10.5cm">
          <text:p/>
        </draw:line>
        <draw:rect draw:style-name="gr8" draw:text-style-name="P2" draw:layer="layout" svg:width="1.5cm" svg:height="0.5cm" svg:x="9.7cm" svg:y="10cm">
          <text:p/>
        </draw:rect>
        <draw:frame draw:style-name="gr9" draw:text-style-name="P19" draw:layer="layout" svg:width="0.6cm" svg:height="0.89cm" svg:x="11.1cm" svg:y="9.866cm">
          <draw:text-box>
            <text:p text:style-name="P18"><text:span text:style-name="T11">,</text:span></text:p>
          </draw:text-box>
        </draw:frame>
        <draw:rect draw:style-name="gr8" draw:text-style-name="P2" draw:layer="layout" svg:width="1.5cm" svg:height="0.5cm" svg:x="11.8cm" svg:y="10cm">
          <text:p/>
        </draw:rect>
        <draw:rect draw:style-name="gr8" draw:text-style-name="P2" draw:layer="layout" svg:width="1.5cm" svg:height="0.5cm" svg:x="13.8cm" svg:y="10cm">
          <text:p/>
        </draw:rect>
        <draw:rect draw:style-name="gr8" draw:text-style-name="P2" draw:layer="layout" svg:width="0.5cm" svg:height="0.5cm" svg:x="15.6cm" svg:y="10cm">
          <text:p/>
        </draw:rect>
        <draw:frame draw:style-name="gr10" draw:text-style-name="P20" draw:layer="layout" svg:width="0.7cm" svg:height="0.9cm" svg:x="15.5cm" svg:y="9.8cm">
          <draw:text-box>
            <text:p text:style-name="P20"><text:span text:style-name="T12">x</text:span></text:p>
          </draw:text-box>
        </draw:frame>
        <draw:line draw:style-name="gr4" draw:text-style-name="P2" draw:layer="layout" svg:x1="14.8cm" svg:y1="10cm" svg:x2="14.8cm" svg:y2="10.5cm">
          <text:p/>
        </draw:line>
        <draw:rect draw:style-name="gr11" draw:text-style-name="P21" draw:layer="layout" svg:width="1.5cm" svg:height="0.5cm" svg:x="13.8cm" svg:y="10.5cm">
          <text:p text:style-name="P2"><text:span text:style-name="T13">px</text:span></text:p>
        </draw:rect>
        <draw:rect draw:style-name="gr11" draw:text-style-name="P21" draw:layer="layout" svg:width="1.5cm" svg:height="0.5cm" svg:x="13.8cm" svg:y="11cm">
          <text:p text:style-name="P2"><text:span text:style-name="T13">%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y </meta:initial-creator>
    <meta:creation-date>2015-10-24T09:31:30.06</meta:creation-date>
    <dc:date>2015-11-15T19:56:44.01</dc:date>
    <dc:creator>andrey </dc:creator>
    <meta:editing-duration>PT2H22M33S</meta:editing-duration>
    <meta:editing-cycles>5</meta:editing-cycles>
    <meta:generator>OpenOffice/4.1.1$Win32 OpenOffice.org_project/411m6$Build-9775</meta:generator>
    <meta:document-statistic meta:object-count="34"/>
  </office:meta>
</office:document-meta>
</file>